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Estruturação de materiais e métod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F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ução da base de dados – corpora</text:p>
              </text:list-item>
              <text:list-item>
                <text:p>Construção de dicionario</text:p>
              </text:list-item>
              <text:list-item>
                <text:p>Expandir o dicionario com sinônimo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onstrução de dicionari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atent Dirichlet allocations – LDA</text:p>
              </text:list-item>
              <text:list-item>
                <text:p>Wordne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23:53:27.953095660</meta:creation-date>
    <meta:editing-duration>PT45M1S</meta:editing-duration>
    <meta:editing-cycles>2</meta:editing-cycles>
    <meta:generator>LibreOffice/6.0.7.3$Linux_X86_64 LibreOffice_project/00m0$Build-3</meta:generator>
    <dc:title>Blue Curve</dc:title>
    <dc:date>2020-09-29T00:48:39.892141181</dc:date>
    <meta:document-statistic meta:object-count="46"/>
  </office:meta>
</office:document-meta>
</file>